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Zilla Slab" svg:font-family="'Zilla Slab'" style:font-pitch="variable"/>
    <style:font-face style:name="Liberation Serif" svg:font-family="'Liberation Serif'" style:font-family-generic="roman" style:font-pitch="variable"/>
    <style:font-face style:name="Lato Light" svg:font-family="'Lato Light'" style:font-family-generic="swiss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Noto Sans Arabic UI" officeooo:rsid="0013dc6c" officeooo:paragraph-rsid="0013dc6c"/>
    </style:style>
    <style:style style:name="P2" style:family="paragraph" style:parent-style-name="Standard">
      <style:paragraph-properties fo:text-align="center" style:justify-single-word="false"/>
      <style:text-properties style:font-name="Noto Sans Arabic UI" officeooo:rsid="0013dc6c" officeooo:paragraph-rsid="0013dc6c"/>
    </style:style>
    <style:style style:name="P3" style:family="paragraph" style:parent-style-name="Standard">
      <style:text-properties style:font-name="Noto Sans Arabic UI" officeooo:rsid="00151318" officeooo:paragraph-rsid="00151318"/>
    </style:style>
    <style:style style:name="P4" style:family="paragraph" style:parent-style-name="Standard">
      <style:paragraph-properties fo:text-align="center" style:justify-single-word="false"/>
      <style:text-properties style:font-name="Noto Sans Arabic UI" officeooo:rsid="00151318" officeooo:paragraph-rsid="00151318"/>
    </style:style>
    <style:style style:name="P5" style:family="paragraph" style:parent-style-name="Standard">
      <style:text-properties style:font-name="Noto Sans Arabic UI" officeooo:rsid="00198f9a" officeooo:paragraph-rsid="00198f9a"/>
    </style:style>
    <style:style style:name="T1" style:family="text">
      <style:text-properties officeooo:rsid="0017d95f"/>
    </style:style>
    <style:style style:name="T2" style:family="text">
      <style:text-properties officeooo:rsid="001a44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ífen </text:p>
      <text:p text:style-name="P1"/>
      <text:p text:style-name="P2">Contra </text:p>
      <text:p text:style-name="P2">Separado com hífen – Só com A ou H </text:p>
      <text:p text:style-name="P2">Junto – nos demais casos </text:p>
      <text:p text:style-name="P1">Contra-ataque</text:p>
      <text:p text:style-name="P1">Contra-homenagem</text:p>
      <text:p text:style-name="P1">Contracheque</text:p>
      <text:p text:style-name="P1"/>
      <text:p text:style-name="P2"><text:s/>Sub</text:p>
      <text:p text:style-name="P2">Separado com hífen – Só com A,B,T</text:p>
      <text:p text:style-name="P2">Junto nos demais casos </text:p>
      <text:p text:style-name="P1">Sub-habilidade</text:p>
      <text:p text:style-name="P1">Sub-Atacante</text:p>
      <text:p text:style-name="P1">Sub-Tenente</text:p>
      <text:p text:style-name="P1">Subintender</text:p>
      <text:p text:style-name="P1"/>
      <text:p text:style-name="P4"><text:span text:style-name="T1">F</text:span>onema </text:p>
      <text:p text:style-name="P3">representação <text:span text:style-name="T2">sonora de uma letra</text:span></text:p>
      <text:p text:style-name="P3"/>
      <text:p text:style-name="P5">a letra h nunca é pronunciad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Zilla Slab" svg:font-family="'Zilla Slab'" style:font-pitch="variable"/>
    <style:font-face style:name="Liberation Serif" svg:font-family="'Liberation Serif'" style:font-family-generic="roman" style:font-pitch="variable"/>
    <style:font-face style:name="Lato Light" svg:font-family="'Lato Light'" style:font-family-generic="swiss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8-28T16:16:35.503000000</meta:creation-date>
    <dc:date>2021-08-28T20:07:50.739000000</dc:date>
    <meta:editing-duration>PT1H30M53S</meta:editing-duration>
    <meta:editing-cycles>4</meta:editing-cycles>
    <meta:generator>LibreOffice/6.3.2.2$Windows_X86_64 LibreOffice_project/98b30e735bda24bc04ab42594c85f7fd8be07b9c</meta:generator>
    <meta:document-statistic meta:table-count="0" meta:image-count="0" meta:object-count="0" meta:page-count="1" meta:paragraph-count="17" meta:word-count="44" meta:character-count="291" meta:non-whitespace-character-count="254"/>
  </office:meta>
</office:document-meta>
</file>